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use-window-font-color="true" loext:opacity="0%" style:font-name="Arial" fo:font-size="16pt" fo:language="en" fo:country="US" fo:font-weight="normal" officeooo:rsid="000503bc" officeooo:paragraph-rsid="0001f37c" style:font-name-asian="Times New Roman" style:font-size-asian="16pt" style:language-asian="zh" style:country-asian="CN" style:font-weight-asian="normal" style:font-name-complex="Arial" style:font-size-complex="16pt" style:language-complex="ar" style:country-complex="SA" style:font-weight-complex="normal"/>
    </style:style>
    <style:style style:name="P2" style:family="paragraph" style:parent-style-name="Standard">
      <style:paragraph-properties fo:line-height="150%"/>
      <style:text-properties style:use-window-font-color="true" loext:opacity="0%" style:font-name="Arial" fo:font-size="16pt" fo:language="en" fo:country="US" fo:font-weight="bold" officeooo:paragraph-rsid="0001f37c" style:font-name-asian="Times New Roman" style:font-size-asian="16pt" style:language-asian="zh" style:country-asian="CN" style:font-weight-asian="bold" style:font-name-complex="Arial" style:font-size-complex="16pt" style:language-complex="ar" style:country-complex="SA" style:font-weight-complex="bold"/>
    </style:style>
    <style:style style:name="T1" style:family="text">
      <style:text-properties officeooo:rsid="000639b7"/>
    </style:style>
    <style:style style:name="T2" style:family="text">
      <style:text-properties officeooo:rsid="00050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espacho v</text:span><text:span text:style-name="T1">i</text:span><text:span text:style-name="T2">rtua</text:span><text:span text:style-name="T1">l</text:span><text:span text:style-name="T2"> con Bertha informatica </text:span><text:span text:style-name="T1">de </text:span><text:span text:style-name="T2">Fincimex</text:span></text:p>
      <text:p text:style-name="P1">1. Se solicitan enlaces para cada post a fincimex3 o debemos crear una VPN para un enlace único.</text:p>
      <text:p text:style-name="P1">2. La solicitud se hace a Angelito y él orienta a Berta y alguien más.</text:p>
      <text:p text:style-name="P1">3. El servicio de ellos no tiene que ver con etecsa.</text:p>
      <text:p text:style-name="P1">4. Se le puede solicitar a Angelito un “no sé qué R” para poder mover el post. <text:span text:style-name="T1">Por ejemplo para ferias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1:37:28.787492422</meta:creation-date>
    <dc:date>2024-03-15T11:41:55.944942105</dc:date>
    <meta:editing-duration>PT4M2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5" meta:word-count="72" meta:character-count="372" meta:non-whitespace-character-count="305"/>
  </office:meta>
</office:document-meta>
</file>